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bold" style:family="table-cell" style:parent-style-name="Default">
      <style:text-properties fo:font-weight="bold" style:font-weight-asian="bold" style:font-weight-complex="bold"/>
    </style:style>
    <style:style style:name="underline" style:family="table-cell" style:parent-style-name="Default">
      <style:text-properties style:text-underline-style="solid" style:text-underline-width="auto" style:text-underline-color="font-color"/>
    </style:style>
    <style:style style:name="italic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Gästlista" table:print="false">
        <table:table-row>
          <table:table-cell office:value-type="string" office:value="Gästlista Islossningen 19 Januari">
            <text:p>Gästlista Islossningen 19 Januari</text:p>
          </table:table-cell>
        </table:table-row>
        <table:table-row>
          <table:table-cell office:value-type="string" office:value="Stridsberg, Emma" table:style-name="bold">
            <text:p>Stridsberg, Emma</text:p>
          </table:table-cell>
        </table:table-row>
        <table:table-row>
          <table:table-cell office:value-type="string" office:value="Pettersson Asplund, Annelie">
            <text:p>Pettersson Asplund, Annelie</text:p>
          </table:table-cell>
          <table:table-cell office:value-type="string" office:value="601128-6280">
            <text:p>601128-6280</text:p>
          </table:table-cell>
        </table:table-row>
        <table:table-row>
          <table:table-cell office:value-type="string" office:value="Stridsberg, Emma">
            <text:p>Stridsberg, Emma</text:p>
          </table:table-cell>
          <table:table-cell office:value-type="string" office:value="900321-5408">
            <text:p>900321-5408</text:p>
          </table:table-cell>
        </table:table-row>
        <table:table-row>
          <table:table-cell office:value-type="string" office:value="Törnqvist, Annika ">
            <text:p>Törnqvist, Annika </text:p>
          </table:table-cell>
          <table:table-cell office:value-type="string" office:value="580101-6261">
            <text:p>580101-6261</text:p>
          </table:table-cell>
        </table:table-row>
        <table:table-row>
          <table:table-cell office:value-type="string" office:value="Törnqvist, Rickard ">
            <text:p>Törnqvist, Rickard </text:p>
          </table:table-cell>
          <table:table-cell office:value-type="string" office:value="860930-6215">
            <text:p>860930-6215</text:p>
          </table:table-cell>
        </table:table-row>
        <table:table-row>
          <table:table-cell office:value-type="string" office:value="Törnqvist, Ulf">
            <text:p>Törnqvist, Ulf</text:p>
          </table:table-cell>
          <table:table-cell office:value-type="string" office:value="570107-2430">
            <text:p>570107-2430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warnquist, Annika" table:style-name="bold">
            <text:p>warnquist, Annika</text:p>
          </table:table-cell>
        </table:table-row>
        <table:table-row>
          <table:table-cell office:value-type="string" office:value="warnquist, Annika">
            <text:p>warnquist, Annika</text:p>
          </table:table-cell>
          <table:table-cell office:value-type="string" office:value="8806193309">
            <text:p>8806193309</text:p>
          </table:table-cell>
        </table:table-row>
        <table:table-row>
          <table:table-cell office:value-type="string" office:value="warnquist, Birgitta">
            <text:p>warnquist, Birgitta</text:p>
          </table:table-cell>
          <table:table-cell office:value-type="string" office:value="5710277889">
            <text:p>5710277889</text:p>
          </table:table-cell>
        </table:table-row>
        <table:table-row>
          <table:table-cell office:value-type="string" office:value="warnquist, Ewa">
            <text:p>warnquist, Ewa</text:p>
          </table:table-cell>
          <table:table-cell office:value-type="string" office:value="8506303323">
            <text:p>8506303323</text:p>
          </table:table-cell>
        </table:table-row>
        <table:table-row>
          <table:table-cell office:value-type="string" office:value="Warnquist, Kjell">
            <text:p>Warnquist, Kjell</text:p>
          </table:table-cell>
          <table:table-cell office:value-type="string" office:value="5403201956">
            <text:p>5403201956</text:p>
          </table:table-cell>
        </table:table-row>
        <table:table-row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2-11-8T16:04:43</meta:creation-date>
    <dc:date>2012-11-8T16:04:43</dc:date>
    <dc:language>sv-SE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